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reeSans" svg:font-family="FreeSans" style:font-family-generic="swiss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Noto Sans Mono CJK JP Regular" svg:font-family="Noto Sans Mono CJK JP Regular" style:font-family-generic="modern" style:font-pitch="fixed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8" style:parent-style-name="Textbody" style:family="paragraph"/>
    <style:style style:name="P9" style:parent-style-name="Textbody" style:family="paragraph">
      <style:paragraph-properties fo:margin-left="0.4902in" fo:text-indent="0.4902in">
        <style:tab-stops/>
      </style:paragraph-properties>
      <style:text-properties fo:color="#4472C4"/>
    </style:style>
    <style:style style:name="P10" style:parent-style-name="Textbody" style:family="paragraph"/>
    <style:style style:name="T11" style:parent-style-name="Policepardéfaut" style:family="text">
      <style:text-properties fo:color="#4472C4"/>
    </style:style>
    <style:style style:name="P12" style:parent-style-name="Textbody" style:family="paragraph"/>
    <style:style style:name="P13" style:parent-style-name="Textbody" style:family="paragraph">
      <style:paragraph-properties fo:margin-left="0.9805in">
        <style:tab-stops/>
      </style:paragraph-properties>
      <style:text-properties fo:color="#4472C4"/>
    </style:style>
    <style:style style:name="P14" style:parent-style-name="Textbody" style:family="paragraph"/>
    <style:style style:name="P15" style:parent-style-name="Textbody" style:family="paragraph">
      <style:paragraph-properties fo:margin-left="0.9805in">
        <style:tab-stops/>
      </style:paragraph-properties>
      <style:text-properties fo:color="#4472C4"/>
    </style:style>
    <style:style style:name="P16" style:parent-style-name="Textbody" style:family="paragraph">
      <style:text-properties style:font-name="Arial" style:font-name-asian="Arial" style:font-name-complex="Arial"/>
    </style:style>
    <style:style style:name="P17" style:parent-style-name="Textbody" style:family="paragraph"/>
    <style:style style:name="T18" style:parent-style-name="Policepardéfaut" style:family="text">
      <style:text-properties fo:font-weight="bold" style:font-weight-asian="bold" style:font-weight-complex="bold" fo:background-color="#FFF200"/>
    </style:style>
    <style:style style:name="TableColumn20" style:family="table-column">
      <style:table-column-properties style:column-width="0.9451in" style:use-optimal-column-width="false"/>
    </style:style>
    <style:style style:name="TableColumn21" style:family="table-column">
      <style:table-column-properties style:column-width="0.6395in" style:use-optimal-column-width="false"/>
    </style:style>
    <style:style style:name="TableColumn22" style:family="table-column">
      <style:table-column-properties style:column-width="0.4701in" style:use-optimal-column-width="false"/>
    </style:style>
    <style:style style:name="TableColumn23" style:family="table-column">
      <style:table-column-properties style:column-width="0.5416in" style:use-optimal-column-width="false"/>
    </style:style>
    <style:style style:name="TableColumn24" style:family="table-column">
      <style:table-column-properties style:column-width="3.2305in" style:use-optimal-column-width="false"/>
    </style:style>
    <style:style style:name="Table19" style:family="table">
      <style:table-properties style:width="5.827in" fo:margin-left="0in" table:align="center"/>
    </style:style>
    <style:style style:name="TableRow25" style:family="table-row">
      <style:table-row-properties style:min-row-height="0.4in" style:use-optimal-row-height="false"/>
    </style:style>
    <style:style style:name="TableCell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Standard" style:family="paragraph">
      <style:paragraph-properties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Row36" style:family="table-row">
      <style:table-row-properties style:min-row-height="0.4in" style:use-optimal-row-height="false"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47" style:family="table-row">
      <style:table-row-properties style:min-row-height="0.4in" style:use-optimal-row-height="false"/>
    </style:style>
    <style:style style:name="TableCell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58" style:family="table-row">
      <style:table-row-properties style:min-row-height="0.4in" style:use-optimal-row-height="false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Row69" style:family="table-row">
      <style:table-row-properties style:min-row-height="0.4in" style:use-optimal-row-height="false"/>
    </style:style>
    <style:style style:name="TableCell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" style:parent-style-name="Standard" style:family="paragraph">
      <style:paragraph-properties fo:text-align="end"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" style:parent-style-name="Standard" style:family="paragraph">
      <style:paragraph-properties fo:text-align="end" style:line-height-at-least="0in" fo:margin-left="0.0416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/>
    </style:style>
    <style:style style:name="TableCell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" style:parent-style-name="Standard" style:family="paragraph">
      <style:paragraph-properties style:line-height-at-least="0in"/>
      <style:text-properties style:font-name="Courier New" style:font-name-asian="Courier New" style:font-name-complex="Courier New" fo:font-weight="bold" style:font-weight-asian="bold" style:font-weight-complex="bold"/>
    </style:style>
    <style:style style:name="P80" style:parent-style-name="Textbody" style:family="paragraph"/>
    <style:style style:name="T81" style:parent-style-name="Policepardéfaut" style:family="text">
      <style:text-properties fo:font-weight="bold" style:font-weight-asian="bold" style:font-weight-complex="bold" fo:background-color="#FFF200"/>
    </style:style>
    <style:style style:name="P82" style:parent-style-name="Standard" style:family="paragraph">
      <style:paragraph-properties fo:line-height="0.0645in"/>
    </style:style>
    <style:style style:name="TableColumn84" style:family="table-column">
      <style:table-column-properties style:column-width="0.8631in" style:use-optimal-column-width="false"/>
    </style:style>
    <style:style style:name="TableColumn85" style:family="table-column">
      <style:table-column-properties style:column-width="0.9076in" style:use-optimal-column-width="false"/>
    </style:style>
    <style:style style:name="TableColumn86" style:family="table-column">
      <style:table-column-properties style:column-width="0.8708in" style:use-optimal-column-width="false"/>
    </style:style>
    <style:style style:name="TableColumn87" style:family="table-column">
      <style:table-column-properties style:column-width="4.0548in" style:use-optimal-column-width="false"/>
    </style:style>
    <style:style style:name="Table83" style:family="table">
      <style:table-properties style:width="6.6965in" fo:margin-left="0in" table:align="left"/>
    </style:style>
    <style:style style:name="TableRow88" style:family="table-row">
      <style:table-row-properties style:min-row-height="0.3937in" style:use-optimal-row-height="false"/>
    </style:style>
    <style:style style:name="TableCell8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0" style:parent-style-name="Textbody" style:family="paragraph">
      <style:paragraph-properties fo:text-align="center"/>
    </style:style>
    <style:style style:name="TableCell9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2" style:parent-style-name="Textbody" style:family="paragraph">
      <style:paragraph-properties fo:text-align="center"/>
    </style:style>
    <style:style style:name="TableCell9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4" style:parent-style-name="Textbody" style:family="paragraph">
      <style:paragraph-properties fo:text-align="center"/>
    </style:style>
    <style:style style:name="TableCell95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TableRow96" style:family="table-row">
      <style:table-row-properties style:min-row-height="0.3937in" style:use-optimal-row-height="false"/>
    </style:style>
    <style:style style:name="TableCell97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98" style:parent-style-name="Textbody" style:family="paragraph">
      <style:paragraph-properties fo:text-align="center"/>
    </style:style>
    <style:style style:name="TableCell99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0" style:parent-style-name="Textbody" style:family="paragraph">
      <style:paragraph-properties fo:text-align="center"/>
    </style:style>
    <style:style style:name="TableCell101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2" style:parent-style-name="Textbody" style:family="paragraph">
      <style:paragraph-properties fo:text-align="center"/>
    </style:style>
    <style:style style:name="TableCell103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104" style:parent-style-name="Textbody" style:family="paragraph">
      <style:paragraph-properties fo:break-before="page"/>
    </style:style>
    <style:style style:name="T10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6" style:parent-style-name="Standard" style:family="paragraph">
      <style:paragraph-properties fo:line-height="0.0875in"/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ableColumn108" style:family="table-column">
      <style:table-column-properties style:column-width="0.7888in" style:use-optimal-column-width="false"/>
    </style:style>
    <style:style style:name="TableColumn109" style:family="table-column">
      <style:table-column-properties style:column-width="1.393in" style:use-optimal-column-width="false"/>
    </style:style>
    <style:style style:name="TableColumn110" style:family="table-column">
      <style:table-column-properties style:column-width="1.393in" style:use-optimal-column-width="false"/>
    </style:style>
    <style:style style:name="TableColumn111" style:family="table-column">
      <style:table-column-properties style:column-width="1.393in" style:use-optimal-column-width="false"/>
    </style:style>
    <style:style style:name="TableColumn112" style:family="table-column">
      <style:table-column-properties style:column-width="1.393in" style:use-optimal-column-width="false"/>
    </style:style>
    <style:style style:name="Table107" style:family="table">
      <style:table-properties style:width="6.3611in" fo:margin-left="0.3263in" table:align="left"/>
    </style:style>
    <style:style style:name="TableRow113" style:family="table-row">
      <style:table-row-properties style:min-row-height="0.5506in" style:use-optimal-row-height="false"/>
    </style:style>
    <style:style style:name="TableCell114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6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TableCell118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min-row-height="0.2208in"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30" style:family="table-row">
      <style:table-row-properties style:min-row-height="0.2138in"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2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41" style:family="table-row">
      <style:table-row-properties style:min-row-height="0.2138in"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4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4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4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52" style:family="table-row">
      <style:table-row-properties style:min-row-height="0.2138in" style:use-optimal-row-height="false"/>
    </style:style>
    <style:style style:name="TableCell15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5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6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63" style:family="table-row">
      <style:table-row-properties style:min-row-height="0.2138in"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6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2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74" style:family="table-row">
      <style:table-row-properties style:min-row-height="0.2138in"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7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7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8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8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85" style:family="table-row">
      <style:table-row-properties style:min-row-height="0.2138in" style:use-optimal-row-height="false"/>
    </style:style>
    <style:style style:name="TableCell18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8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19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19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196" style:family="table-row">
      <style:table-row-properties style:min-row-height="0.2138in" style:use-optimal-row-height="false"/>
    </style:style>
    <style:style style:name="TableCell19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98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07" style:family="table-row">
      <style:table-row-properties style:min-row-height="0.2138in" style:use-optimal-row-height="false"/>
    </style:style>
    <style:style style:name="TableCell20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1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1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18" style:family="table-row">
      <style:table-row-properties style:min-row-height="0.2138in" style:use-optimal-row-height="false"/>
    </style:style>
    <style:style style:name="TableCell21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0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2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2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2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Row229" style:family="table-row">
      <style:table-row-properties style:min-row-height="0.2138in" style:use-optimal-row-height="false"/>
    </style:style>
    <style:style style:name="TableCell23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center" style:line-height-at-least="0in" fo:margin-left="0.0833in">
        <style:tab-stops/>
      </style:paragraph-properties>
      <style:text-properties fo:font-weight="bold" style:font-weight-asian="bold" style:font-weight-complex="bold"/>
    </style:style>
    <style:style style:name="TableCell23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238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P24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41" style:parent-style-name="Policepardéfaut" style:family="text">
      <style:text-properties fo:font-weight="bold" style:font-weight-asian="bold" style:font-weight-complex="bold"/>
    </style:style>
    <style:style style:name="T242" style:parent-style-name="Policepardéfaut" style:family="text">
      <style:text-properties fo:font-weight="bold" style:font-weight-asian="bold" style:font-weight-complex="bold"/>
    </style:style>
    <style:style style:name="T243" style:parent-style-name="Policepardéfaut" style:family="text">
      <style:text-properties fo:font-weight="bold" style:font-weight-asian="bold" style:font-weight-complex="bold"/>
    </style:style>
    <style:style style:name="P244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45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46" style:parent-style-name="Policepardéfaut" style:family="text">
      <style:text-properties fo:font-weight="bold" style:font-weight-asian="bold" style:font-weight-complex="bold"/>
    </style:style>
    <style:style style:name="T247" style:parent-style-name="Policepardéfaut" style:family="text">
      <style:text-properties fo:font-weight="bold" style:font-weight-asian="bold" style:font-weight-complex="bold"/>
    </style:style>
    <style:style style:name="T248" style:parent-style-name="Policepardéfaut" style:family="text">
      <style:text-properties fo:font-weight="bold" style:font-weight-asian="bold" style:font-weight-complex="bold"/>
    </style:style>
    <style:style style:name="P249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5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51" style:parent-style-name="Policepardéfaut" style:family="text">
      <style:text-properties fo:font-weight="bold" style:font-weight-asian="bold" style:font-weight-complex="bold"/>
    </style:style>
    <style:style style:name="T252" style:parent-style-name="Policepardéfaut" style:family="text">
      <style:text-properties fo:font-weight="bold" style:font-weight-asian="bold" style:font-weight-complex="bold"/>
    </style:style>
    <style:style style:name="T253" style:parent-style-name="Policepardéfaut" style:family="text">
      <style:text-properties fo:font-weight="bold" style:font-weight-asian="bold" style:font-weight-complex="bold"/>
    </style:style>
    <style:style style:name="P254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55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56" style:parent-style-name="Policepardéfaut" style:family="text">
      <style:text-properties fo:font-weight="bold" style:font-weight-asian="bold" style:font-weight-complex="bold"/>
    </style:style>
    <style:style style:name="T257" style:parent-style-name="Policepardéfaut" style:family="text">
      <style:text-properties fo:font-weight="bold" style:font-weight-asian="bold" style:font-weight-complex="bold"/>
    </style:style>
    <style:style style:name="T258" style:parent-style-name="Policepardéfaut" style:family="text">
      <style:text-properties fo:font-weight="bold" style:font-weight-asian="bold" style:font-weight-complex="bold"/>
    </style:style>
    <style:style style:name="P259" style:parent-style-name="Textbody" style:family="paragraph">
      <style:paragraph-properties fo:margin-top="0.0395in" fo:margin-bottom="0.0826in" fo:margin-left="0.4902in" fo:margin-right="-0.1965in">
        <style:tab-stops/>
      </style:paragraph-properties>
      <style:text-properties fo:color="#4472C4"/>
    </style:style>
    <style:style style:name="P260" style:parent-style-name="Textbody" style:family="paragraph">
      <style:paragraph-properties fo:margin-top="0.0395in" fo:margin-bottom="0.0826in" fo:margin-left="-0.1965in" fo:margin-right="-0.1965in" fo:text-indent="0in">
        <style:tab-stops/>
      </style:paragraph-properties>
    </style:style>
    <style:style style:name="T261" style:parent-style-name="Policepardéfaut" style:family="text">
      <style:text-properties fo:font-weight="bold" style:font-weight-asian="bold" style:font-weight-complex="bold"/>
    </style:style>
    <style:style style:name="T262" style:parent-style-name="Policepardéfaut" style:family="text">
      <style:text-properties fo:font-weight="bold" style:font-weight-asian="bold" style:font-weight-complex="bold"/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P264" style:parent-style-name="Standard" style:family="paragraph">
      <style:paragraph-properties style:snap-to-layout-grid="false" style:line-height-at-least="0in" fo:text-indent="0.4902in"/>
      <style:text-properties style:font-name="Times New Roman" style:font-name-asian="Times New Roman" style:font-name-complex="Times New Roman" fo:color="#4472C4" fo:font-size="12pt" style:font-size-asian="12pt"/>
    </style:style>
    <style:style style:name="P265" style:parent-style-name="Textbody" style:family="paragraph">
      <style:paragraph-properties fo:margin-top="0.0395in" fo:margin-bottom="0.0826in" fo:margin-left="0.4in" fo:margin-right="-0.1965in">
        <style:tab-stops/>
      </style:paragraph-properties>
    </style:style>
    <style:style style:name="T266" style:parent-style-name="Policepardéfaut" style:family="text">
      <style:text-properties fo:font-size="10.5pt" style:font-size-asian="10.5pt"/>
    </style:style>
    <style:style style:name="P267" style:parent-style-name="Textbody" style:family="paragraph"/>
    <style:style style:name="P268" style:parent-style-name="Textbody" style:family="paragraph"/>
    <style:style style:name="P269" style:parent-style-name="Textbody" style:family="paragraph"/>
    <style:style style:name="P270" style:parent-style-name="Textbody" style:family="paragraph"/>
    <style:style style:name="P271" style:parent-style-name="Standard" style:family="paragraph">
      <style:paragraph-properties fo:line-height="0.0138in"/>
    </style:style>
    <style:style style:name="T27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273" style:parent-style-name="Standard" style:family="paragraph">
      <style:paragraph-properties fo:line-height="0.077in"/>
      <style:text-properties style:font-name="Times New Roman" style:font-name-asian="Times New Roman" style:font-name-complex="Times New Roman" fo:font-size="12pt" style:font-size-asian="12pt"/>
    </style:style>
    <style:style style:name="TableColumn275" style:family="table-column">
      <style:table-column-properties style:column-width="0.9888in" style:use-optimal-column-width="false"/>
    </style:style>
    <style:style style:name="TableColumn276" style:family="table-column">
      <style:table-column-properties style:column-width="1.4229in" style:use-optimal-column-width="false"/>
    </style:style>
    <style:style style:name="TableColumn277" style:family="table-column">
      <style:table-column-properties style:column-width="1.4222in" style:use-optimal-column-width="false"/>
    </style:style>
    <style:style style:name="TableColumn278" style:family="table-column">
      <style:table-column-properties style:column-width="1.2777in" style:use-optimal-column-width="false"/>
    </style:style>
    <style:style style:name="TableColumn279" style:family="table-column">
      <style:table-column-properties style:column-width="1.5673in" style:use-optimal-column-width="false"/>
    </style:style>
    <style:style style:name="Table274" style:family="table">
      <style:table-properties style:width="6.6791in" style:rel-width="100%" fo:margin-left="0in" table:align="left"/>
    </style:style>
    <style:style style:name="TableRow280" style:family="table-row">
      <style:table-row-properties style:min-row-height="0.2375in" style:use-optimal-row-height="false"/>
    </style:style>
    <style:style style:name="TableCell28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8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P289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TableCell290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291" style:parent-style-name="Standard" style:family="paragraph">
      <style:paragraph-properties fo:text-align="center" style:line-height-at-least="0in"/>
      <style:text-properties fo:font-weight="bold" style:font-weight-asian="bold"/>
    </style:style>
    <style:style style:name="P292" style:parent-style-name="Standard" style:family="paragraph">
      <style:paragraph-properties fo:text-align="center" style:line-height-at-least="0in"/>
      <style:text-properties fo:font-weight="bold" style:font-weight-asian="bold" style:text-scale="99%"/>
    </style:style>
    <style:style style:name="TableRow293" style:family="table-row">
      <style:table-row-properties style:min-row-height="0.2208in" style:use-optimal-row-height="false"/>
    </style:style>
    <style:style style:name="TableCell29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Standard" style:family="paragraph">
      <style:paragraph-properties fo:text-align="center" style:line-height-at-least="0in"/>
    </style:style>
    <style:style style:name="TableCell29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97" style:parent-style-name="Standard" style:family="paragraph">
      <style:paragraph-properties fo:text-align="center" style:line-height-at-least="0in"/>
    </style:style>
    <style:style style:name="TableCell29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299" style:parent-style-name="Standard" style:family="paragraph">
      <style:paragraph-properties style:snap-to-layout-grid="false" style:line-height-at-least="0in"/>
    </style:style>
    <style:style style:name="T300" style:parent-style-name="Policepardéfaut" style:family="text">
      <style:text-properties fo:color="#4472C4"/>
    </style:style>
    <style:style style:name="TableCell30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0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04" style:parent-style-name="Standard" style:family="paragraph">
      <style:paragraph-properties style:snap-to-layout-grid="false" style:line-height-at-least="0in"/>
    </style:style>
    <style:style style:name="T305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06" style:family="table-row">
      <style:table-row-properties style:min-row-height="0.2104in" style:use-optimal-row-height="false"/>
    </style:style>
    <style:style style:name="TableCell30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08" style:parent-style-name="Standard" style:family="paragraph">
      <style:paragraph-properties fo:text-align="center" style:line-height-at-least="0in"/>
    </style:style>
    <style:style style:name="TableCell30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0" style:parent-style-name="Textbody" style:family="paragraph">
      <style:paragraph-properties fo:margin-top="0.0395in" fo:margin-bottom="0.0826in" fo:margin-right="-0.1965in"/>
    </style:style>
    <style:style style:name="T311" style:parent-style-name="Policepardéfaut" style:family="text">
      <style:text-properties fo:color="#4472C4"/>
    </style:style>
    <style:style style:name="TableCell31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1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style:snap-to-layout-grid="false" style:line-height-at-least="0in"/>
    </style:style>
    <style:style style:name="T316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17" style:family="table-row">
      <style:table-row-properties style:min-row-height="0.2104in" style:use-optimal-row-height="false"/>
    </style:style>
    <style:style style:name="TableCell31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19" style:parent-style-name="Standard" style:family="paragraph">
      <style:paragraph-properties fo:text-align="center" style:line-height-at-least="0in"/>
    </style:style>
    <style:style style:name="TableCell32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21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32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2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24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25" style:parent-style-name="Standard" style:family="paragraph">
      <style:paragraph-properties style:snap-to-layout-grid="false" style:line-height-at-least="0in"/>
    </style:style>
    <style:style style:name="T326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27" style:family="table-row">
      <style:table-row-properties style:min-row-height="0.2104in" style:use-optimal-row-height="false"/>
    </style:style>
    <style:style style:name="TableCell328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Standard" style:family="paragraph">
      <style:paragraph-properties fo:text-align="center" style:line-height-at-least="0in"/>
    </style:style>
    <style:style style:name="TableCell33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center" style:line-height-at-least="0in"/>
    </style:style>
    <style:style style:name="TableCell33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3" style:parent-style-name="Textbody" style:family="paragraph">
      <style:paragraph-properties fo:margin-top="0.0395in" fo:margin-bottom="0.0826in" fo:margin-right="-0.1965in"/>
      <style:text-properties fo:color="#4472C4"/>
    </style:style>
    <style:style style:name="TableCell33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3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37" style:parent-style-name="Standard" style:family="paragraph">
      <style:paragraph-properties style:snap-to-layout-grid="false" style:line-height-at-least="0in"/>
    </style:style>
    <style:style style:name="T338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39" style:family="table-row">
      <style:table-row-properties style:min-row-height="0.2104in" style:use-optimal-row-height="false"/>
    </style:style>
    <style:style style:name="TableCell34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center" style:line-height-at-least="0in"/>
    </style:style>
    <style:style style:name="TableCell34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3" style:parent-style-name="Textbody" style:family="paragraph">
      <style:paragraph-properties fo:margin-top="0.0395in" fo:margin-bottom="0.0826in" fo:margin-right="-0.1965in"/>
      <style:text-properties fo:color="#4472C4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style:snap-to-layout-grid="false" style:line-height-at-least="0in"/>
    </style:style>
    <style:style style:name="T348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49" style:family="table-row">
      <style:table-row-properties style:min-row-height="0.2104in" style:use-optimal-row-height="false"/>
    </style:style>
    <style:style style:name="TableCell35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1" style:parent-style-name="Standard" style:family="paragraph">
      <style:paragraph-properties fo:text-align="center" style:line-height-at-least="0in"/>
    </style:style>
    <style:style style:name="TableCell35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color="#4472C4" fo:font-size="12pt" style:font-size-asian="12pt"/>
    </style:style>
    <style:style style:name="TableCell35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5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style:snap-to-layout-grid="false" style:line-height-at-least="0in"/>
    </style:style>
    <style:style style:name="T358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359" style:family="table-row">
      <style:table-row-properties style:min-row-height="0.2104in" style:use-optimal-row-height="false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Standard" style:family="paragraph">
      <style:paragraph-properties fo:text-align="center" style:line-height-at-least="0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text-align="center" style:line-height-at-least="0in"/>
    </style:style>
    <style:style style:name="TableCell36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paragraph-properties style:snap-to-layout-grid="false" style:line-height-at-least="0in"/>
    </style:style>
    <style:style style:name="T366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36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68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69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71" style:family="table-row">
      <style:table-row-properties style:min-row-height="0.2104in" style:use-optimal-row-height="false"/>
    </style:style>
    <style:style style:name="TableCell372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73" style:parent-style-name="Standard" style:family="paragraph">
      <style:paragraph-properties fo:text-align="center" style:line-height-at-least="0in"/>
    </style:style>
    <style:style style:name="TableCell37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5" style:parent-style-name="Standard" style:family="paragraph">
      <style:paragraph-properties fo:text-align="center" style:line-height-at-least="0in"/>
    </style:style>
    <style:style style:name="TableCell37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7" style:parent-style-name="Standard" style:family="paragraph">
      <style:paragraph-properties style:snap-to-layout-grid="false" style:line-height-at-least="0in"/>
    </style:style>
    <style:style style:name="T378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37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81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8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83" style:family="table-row">
      <style:table-row-properties style:min-row-height="0.2104in" style:use-optimal-row-height="false"/>
    </style:style>
    <style:style style:name="TableCell38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85" style:parent-style-name="Standard" style:family="paragraph">
      <style:paragraph-properties fo:text-align="center" style:line-height-at-least="0in"/>
    </style:style>
    <style:style style:name="TableCell38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fo:text-align="center" style:line-height-at-least="0in"/>
    </style:style>
    <style:style style:name="TableCell38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paragraph-properties style:snap-to-layout-grid="false" style:line-height-at-least="0in"/>
    </style:style>
    <style:style style:name="T390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39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39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395" style:family="table-row">
      <style:table-row-properties style:min-row-height="0.2104in" style:use-optimal-row-height="false"/>
    </style:style>
    <style:style style:name="TableCell39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Standard" style:family="paragraph">
      <style:paragraph-properties fo:text-align="center" style:line-height-at-least="0in"/>
    </style:style>
    <style:style style:name="TableCell39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99" style:parent-style-name="Standard" style:family="paragraph">
      <style:paragraph-properties fo:text-align="center" style:line-height-at-least="0in"/>
    </style:style>
    <style:style style:name="TableCell40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01" style:parent-style-name="Standard" style:family="paragraph">
      <style:paragraph-properties style:snap-to-layout-grid="false" style:line-height-at-least="0in"/>
    </style:style>
    <style:style style:name="T402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40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04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05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0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Row407" style:family="table-row">
      <style:table-row-properties style:min-row-height="0.2069in" style:use-optimal-row-height="false"/>
    </style:style>
    <style:style style:name="TableCell408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09" style:parent-style-name="Standard" style:family="paragraph">
      <style:paragraph-properties fo:text-align="center" style:line-height-at-least="0in"/>
    </style:style>
    <style:style style:name="TableCell41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paragraph-properties fo:text-align="center" style:line-height-at-least="0in"/>
    </style:style>
    <style:style style:name="TableCell41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3" style:parent-style-name="Standard" style:family="paragraph">
      <style:paragraph-properties style:snap-to-layout-grid="false" style:line-height-at-least="0in"/>
    </style:style>
    <style:style style:name="T414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41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6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17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18" style:parent-style-name="Standard" style:family="paragraph">
      <style:paragraph-properties style:snap-to-layout-grid="false" style:line-height-at-least="0in"/>
    </style:style>
    <style:style style:name="T419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420" style:family="table-row">
      <style:table-row-properties style:min-row-height="0.2104in" style:use-optimal-row-height="false"/>
    </style:style>
    <style:style style:name="TableCell4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Standard" style:family="paragraph">
      <style:paragraph-properties fo:text-align="center" style:line-height-at-least="0in"/>
    </style:style>
    <style:style style:name="TableCell42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4" style:parent-style-name="Standard" style:family="paragraph">
      <style:paragraph-properties fo:text-align="center" style:line-height-at-least="0in"/>
    </style:style>
    <style:style style:name="TableCell42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6" style:parent-style-name="Standard" style:family="paragraph">
      <style:paragraph-properties style:snap-to-layout-grid="false" style:line-height-at-least="0in"/>
    </style:style>
    <style:style style:name="T427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42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31" style:parent-style-name="Standard" style:family="paragraph">
      <style:paragraph-properties style:snap-to-layout-grid="false" style:line-height-at-least="0in"/>
    </style:style>
    <style:style style:name="T432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433" style:family="table-row">
      <style:table-row-properties style:min-row-height="0.2104in" style:use-optimal-row-height="false"/>
    </style:style>
    <style:style style:name="TableCell43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35" style:parent-style-name="Standard" style:family="paragraph">
      <style:paragraph-properties fo:text-align="center" style:line-height-at-least="0in"/>
    </style:style>
    <style:style style:name="TableCell43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37" style:parent-style-name="Standard" style:family="paragraph">
      <style:paragraph-properties fo:text-align="center" style:line-height-at-least="0in"/>
    </style:style>
    <style:style style:name="TableCell43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paragraph-properties style:snap-to-layout-grid="false" style:line-height-at-least="0in"/>
    </style:style>
    <style:style style:name="T440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44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42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43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44" style:parent-style-name="Standard" style:family="paragraph">
      <style:paragraph-properties style:snap-to-layout-grid="false" style:line-height-at-least="0in"/>
    </style:style>
    <style:style style:name="T445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Row446" style:family="table-row">
      <style:table-row-properties style:min-row-height="0.2104in" style:use-optimal-row-height="false"/>
    </style:style>
    <style:style style:name="TableCell447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448" style:parent-style-name="Standard" style:family="paragraph">
      <style:paragraph-properties fo:text-align="center" style:line-height-at-least="0in"/>
    </style:style>
    <style:style style:name="TableCell44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50" style:parent-style-name="Standard" style:family="paragraph">
      <style:paragraph-properties fo:text-align="center" style:line-height-at-least="0in"/>
    </style:style>
    <style:style style:name="TableCell45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52" style:parent-style-name="Standard" style:family="paragraph">
      <style:paragraph-properties style:snap-to-layout-grid="false" style:line-height-at-least="0in"/>
    </style:style>
    <style:style style:name="T453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TableCell45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55" style:parent-style-name="Standard" style:family="paragraph">
      <style:paragraph-properties style:snap-to-layout-grid="false" style:line-height-at-least="0in"/>
      <style:text-properties style:font-name="Times New Roman" style:font-name-asian="Times New Roman" style:font-name-complex="Times New Roman" fo:font-size="12pt" style:font-size-asian="12pt"/>
    </style:style>
    <style:style style:name="TableCell456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457" style:parent-style-name="Standard" style:family="paragraph">
      <style:paragraph-properties style:snap-to-layout-grid="false" style:line-height-at-least="0in"/>
    </style:style>
    <style:style style:name="T458" style:parent-style-name="Policepardéfaut" style:family="text">
      <style:text-properties style:font-name="Times New Roman" style:font-name-asian="Times New Roman" style:font-name-complex="Times New Roman" fo:color="#4472C4" fo:font-size="12pt" style:font-size-asian="12pt"/>
    </style:style>
    <style:style style:name="P459" style:parent-style-name="Standard" style:family="paragraph">
      <style:paragraph-properties fo:line-height="0.1472in"/>
      <style:text-properties fo:font-weight="bold" style:font-weight-asian="bold" style:font-weight-complex="bold" fo:font-size="12pt" style:font-size-asian="12pt"/>
    </style:style>
    <style:style style:name="P460" style:parent-style-name="Titre1" style:family="paragraph">
      <style:paragraph-properties fo:break-before="page" fo:line-height="0.1472in"/>
      <style:text-properties style:font-name-asian="Arial" style:font-name-complex="Arial" fo:font-size="12pt" style:font-size-asian="12pt" style:font-size-complex="12pt"/>
    </style:style>
    <style:style style:name="P461" style:parent-style-name="Textbody" style:family="paragraph">
      <style:paragraph-properties fo:line-height="0.1472in"/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462" style:parent-style-name="Titre2" style:family="paragraph"/>
    <style:style style:family="graphic" style:name="a0">
      <style:graphic-properties fo:wrap-option="wrap" fo:padding-top="0.09016in" fo:padding-bottom="0.09016in" fo:padding-left="0.17362in" fo:padding-right="0.17362in" draw:textarea-vertical-align="top" draw:textarea-horizontal-align="left" style:wrap="run-through" style:run-through="background" draw:fill="solid" draw:fill-color="#000000" draw:opacity="100%" draw:stroke="solid" svg:stroke-width="0.01024in" svg:stroke-color="#ffffff" svg:stroke-opacity="100%" draw:stroke-linejoin="miter" svg:stroke-linecap="squar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D n° 5 : Sous-réseaux<text:line-break/>Compte-Rendu</text:p>
      <text:p text:style-name="Sous-titre">COUDROT<text:s/><text:tab/>Axel</text:p>
      <text:h text:style-name="Titre1" text:outline-level="1">Partie I : Segmentation en sous-réseaux</text:h>
      <text:h text:style-name="Titre2" text:outline-level="2">Divisez le réseau 192.168.100.0/24 en un nombre approprié de sous-réseaux.</text:h>
      <text:list text:style-name="LFO9" text:continue-numbering="true">
        <text:list-item>
          <text:p text:style-name="P8">D'après la topologie, combien de sous-réseaux sont nécessaires ?</text:p>
        </text:list-item>
      </text:list>
      <text:p text:style-name="P9">Le<text:s/>mieux pour avoir 25 hôtes est de prendre 8 sous-réseaux</text:p>
      <text:list text:style-name="LFO9" text:continue-numbering="true">
        <text:list-item>
          <text:p text:style-name="P10">Combien de bits doivent être empruntés pour permettre la prise en charge de ce nombre de sous-réseaux ?</text:p>
        </text:list-item>
      </text:list>
      <text:p text:style-name="Textbody"><text:tab/><text:tab/><text:span text:style-name="T11">3 bits</text:span></text:p>
      <text:list text:style-name="LFO9" text:continue-numbering="true">
        <text:list-item>
          <text:p text:style-name="P12">Combien de sous-réseaux obtenez-vous ?</text:p>
        </text:list-item>
      </text:list>
      <text:p text:style-name="P13">8</text:p>
      <text:list text:style-name="LFO9" text:continue-numbering="true">
        <text:list-item>
          <text:p text:style-name="P14">Combien d'hôtes utilisables cette opération crée-t-elle par sous-réseau ?</text:p>
        </text:list-item>
      </text:list>
      <text:p text:style-name="P15">29 maximum</text:p>
      <text:p text:style-name="P16"/>
      <text:list text:style-name="LFO9" text:continue-numbering="true">
        <text:list-item>
          <text:p text:style-name="P17">Calculez la valeur<text:s/><text:span text:style-name="T18">binaire</text:span><text:s/>des cinq premiers sous-réseaux :</text:p>
        </text:list-item>
      </text:list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Réseau 0 :</text:p>
          </table:table-cell>
          <table:table-cell table:style-name="TableCell28">
            <text:p text:style-name="P29">192 .</text:p>
          </table:table-cell>
          <table:table-cell table:style-name="TableCell30">
            <text:p text:style-name="P31">168.</text:p>
          </table:table-cell>
          <table:table-cell table:style-name="TableCell32">
            <text:p text:style-name="P33">100.</text:p>
          </table:table-cell>
          <table:table-cell table:style-name="TableCell34">
            <text:p text:style-name="P35"><text:s/>0 <text:s text:c="2"/>0 <text:s text:c="2"/>0 <text:s text:c="2"/>0 <text:s text:c="2"/>0 <text:s text:c="2"/>0 <text:s text:c="2"/>0 <text:s text:c="2"/>0</text:p>
          </table:table-cell>
        </table:table-row>
        <table:table-row table:style-name="TableRow36">
          <table:table-cell table:style-name="TableCell37">
            <text:p text:style-name="P38">Réseau 1:</text:p>
          </table:table-cell>
          <table:table-cell table:style-name="TableCell39">
            <text:p text:style-name="P40">192 .</text:p>
          </table:table-cell>
          <table:table-cell table:style-name="TableCell41">
            <text:p text:style-name="P42">168.</text:p>
          </table:table-cell>
          <table:table-cell table:style-name="TableCell43">
            <text:p text:style-name="P44">100.</text:p>
          </table:table-cell>
          <table:table-cell table:style-name="TableCell45">
            <text:p text:style-name="P46"><text:s/>0 <text:s text:c="2"/>0 <text:s text:c="2"/>1 <text:s text:c="2"/>0 <text:s text:c="2"/>0 <text:s text:c="2"/>0 <text:s text:c="2"/>0 <text:s text:c="2"/>0</text:p>
          </table:table-cell>
        </table:table-row>
        <table:table-row table:style-name="TableRow47">
          <table:table-cell table:style-name="TableCell48">
            <text:p text:style-name="P49">Réseau 2:</text:p>
          </table:table-cell>
          <table:table-cell table:style-name="TableCell50">
            <text:p text:style-name="P51">192 .</text:p>
          </table:table-cell>
          <table:table-cell table:style-name="TableCell52">
            <text:p text:style-name="P53">168.</text:p>
          </table:table-cell>
          <table:table-cell table:style-name="TableCell54">
            <text:p text:style-name="P55">100.</text:p>
          </table:table-cell>
          <table:table-cell table:style-name="TableCell56">
            <text:p text:style-name="P57"><text:s/>0 <text:s text:c="2"/>1 <text:s text:c="2"/>0<text:s/><text:s text:c="2"/>0 <text:s text:c="2"/>0 <text:s text:c="2"/>0 <text:s text:c="2"/>0 <text:s text:c="2"/>0</text:p>
          </table:table-cell>
        </table:table-row>
        <table:table-row table:style-name="TableRow58">
          <table:table-cell table:style-name="TableCell59">
            <text:p text:style-name="P60">Réseau 3:</text:p>
          </table:table-cell>
          <table:table-cell table:style-name="TableCell61">
            <text:p text:style-name="P62">192 .</text:p>
          </table:table-cell>
          <table:table-cell table:style-name="TableCell63">
            <text:p text:style-name="P64">168.</text:p>
          </table:table-cell>
          <table:table-cell table:style-name="TableCell65">
            <text:p text:style-name="P66">100.</text:p>
          </table:table-cell>
          <table:table-cell table:style-name="TableCell67">
            <text:p text:style-name="P68"><text:s/>0 <text:s text:c="2"/>1 <text:s text:c="2"/>1 <text:s text:c="2"/>0 <text:s text:c="2"/>0 <text:s text:c="2"/>0 <text:s text:c="2"/>0 <text:s text:c="2"/>0</text:p>
          </table:table-cell>
        </table:table-row>
        <table:table-row table:style-name="TableRow69">
          <table:table-cell table:style-name="TableCell70">
            <text:p text:style-name="P71">Réseau 4:</text:p>
          </table:table-cell>
          <table:table-cell table:style-name="TableCell72">
            <text:p text:style-name="P73">192 .</text:p>
          </table:table-cell>
          <table:table-cell table:style-name="TableCell74">
            <text:p text:style-name="P75">168.</text:p>
          </table:table-cell>
          <table:table-cell table:style-name="TableCell76">
            <text:p text:style-name="P77">100.</text:p>
          </table:table-cell>
          <table:table-cell table:style-name="TableCell78">
            <text:p text:style-name="P79"><text:s/>1 <text:s text:c="2"/>0 <text:s text:c="2"/>0 <text:s text:c="2"/>0 <text:s text:c="2"/>0 <text:s text:c="2"/>0 <text:s text:c="2"/>0 <text:s text:c="2"/>0</text:p>
          </table:table-cell>
        </table:table-row>
      </table:table>
      <text:p text:style-name="Textbody"/>
      <text:list text:style-name="LFO9" text:continue-numbering="true">
        <text:list-item>
          <text:p text:style-name="P80">Calculez la valeur<text:s/><text:span text:style-name="T81">binaire et décimale</text:span><text:s/>du nouveau masque de sous-réseau.</text:p>
        </text:list-item>
      </text:list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<text:span text:style-name="SourceText">11111111.</text:span></text:p>
          </table:table-cell>
          <table:table-cell table:style-name="TableCell91">
            <text:p text:style-name="P92"><text:span text:style-name="SourceText">11111111.</text:span></text:p>
          </table:table-cell>
          <table:table-cell table:style-name="TableCell93">
            <text:p text:style-name="P94"><text:span text:style-name="SourceText">11111111.</text:span></text:p>
          </table:table-cell>
          <table:table-cell table:style-name="TableCell95">
            <text:p text:style-name="Textbody"><text:span text:style-name="SourceText"><text:s/></text:span><text:span text:style-name="SourceText">11100000</text:span></text:p>
          </table:table-cell>
        </table:table-row>
        <table:table-row table:style-name="TableRow96">
          <table:table-cell table:style-name="TableCell97">
            <text:p text:style-name="P98"><text:span text:style-name="SourceText">255.</text:span><text:span text:style-name="SourceText"><text:tab/></text:span></text:p>
          </table:table-cell>
          <table:table-cell table:style-name="TableCell99">
            <text:p text:style-name="P100"><text:span text:style-name="SourceText">255.</text:span><text:span text:style-name="SourceText"><text:tab/></text:span></text:p>
          </table:table-cell>
          <table:table-cell table:style-name="TableCell101">
            <text:p text:style-name="P102"><text:span text:style-name="SourceText">255.</text:span><text:span text:style-name="SourceText"><text:tab/></text:span></text:p>
          </table:table-cell>
          <table:table-cell table:style-name="TableCell103">
            <text:p text:style-name="Textbody"><text:span text:style-name="SourceText">224<text:s/></text:span></text:p>
          </table:table-cell>
        </table:table-row>
      </table:table>
      <text:p text:style-name="Textbody"/>
      <text:soft-page-break/>
      <text:list text:style-name="LFO9" text:continue-numbering="true">
        <text:list-item>
          <text:p text:style-name="P104">Complétez la table des sous-réseaux. Répétez l'opération jusqu'à ce que toutes les adresses soient présentes.<text:span text:style-name="T105"><text:s/>NB :</text:span><text:s/>vous n'aurez pas forcément besoin de toutes les lignes.</text:p>
        </text:list-item>
      </text:list>
      <text:h text:style-name="Titre3" text:outline-level="3">Table des sous-réseaux</text:h>
      <text:p text:style-name="P106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TableHeading"/>
            <text:p text:style-name="TableHeading">N° de sous-</text:p>
            <text:p text:style-name="TableHeading">réseau</text:p>
          </table:table-cell>
          <table:table-cell table:style-name="TableCell115">
            <text:p text:style-name="TableHeading">Adresse de</text:p>
            <text:p text:style-name="TableHeading">sous-réseau</text:p>
          </table:table-cell>
          <table:table-cell table:style-name="TableCell116">
            <text:p text:style-name="TableHeading">Première</text:p>
            <text:p text:style-name="TableHeading">adresse d'hôte<text:line-break/>utilisable</text:p>
          </table:table-cell>
          <table:table-cell table:style-name="TableCell117">
            <text:p text:style-name="TableHeading">Dernière</text:p>
            <text:p text:style-name="TableHeading">adresse d'hôte</text:p>
            <text:p text:style-name="TableHeading">utilisable</text:p>
          </table:table-cell>
          <table:table-cell table:style-name="TableCell118">
            <text:p text:style-name="TableHeading">Adresse de</text:p>
            <text:p text:style-name="TableHeading">diffusion</text:p>
          </table:table-cell>
        </table:table-row>
        <table:table-row table:style-name="TableRow119">
          <table:table-cell table:style-name="TableCell120">
            <text:p text:style-name="P121">0</text:p>
          </table:table-cell>
          <table:table-cell table:style-name="TableCell122">
            <text:p text:style-name="P123">192.168.100.1</text:p>
          </table:table-cell>
          <table:table-cell table:style-name="TableCell124">
            <text:p text:style-name="P125">192.168.100.2</text:p>
          </table:table-cell>
          <table:table-cell table:style-name="TableCell126">
            <text:p text:style-name="P127">192.168.100.30</text:p>
          </table:table-cell>
          <table:table-cell table:style-name="TableCell128">
            <text:p text:style-name="P129">192.168.100.31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192.168.100.32</text:p>
          </table:table-cell>
          <table:table-cell table:style-name="TableCell135">
            <text:p text:style-name="P136">192.168.100.33</text:p>
          </table:table-cell>
          <table:table-cell table:style-name="TableCell137">
            <text:p text:style-name="P138">192.168.100.62</text:p>
          </table:table-cell>
          <table:table-cell table:style-name="TableCell139">
            <text:p text:style-name="P140">192.168.100.63</text:p>
          </table:table-cell>
        </table:table-row>
        <table:table-row table:style-name="TableRow141">
          <table:table-cell table:style-name="TableCell142">
            <text:p text:style-name="P143">2</text:p>
          </table:table-cell>
          <table:table-cell table:style-name="TableCell144">
            <text:p text:style-name="P145">192.168.100.64</text:p>
          </table:table-cell>
          <table:table-cell table:style-name="TableCell146">
            <text:p text:style-name="P147">192.168.100.65</text:p>
          </table:table-cell>
          <table:table-cell table:style-name="TableCell148">
            <text:p text:style-name="P149">192.168.100.94</text:p>
          </table:table-cell>
          <table:table-cell table:style-name="TableCell150">
            <text:p text:style-name="P151">192.168.100.95</text:p>
          </table:table-cell>
        </table:table-row>
        <table:table-row table:style-name="TableRow152">
          <table:table-cell table:style-name="TableCell153">
            <text:p text:style-name="P154">3</text:p>
          </table:table-cell>
          <table:table-cell table:style-name="TableCell155">
            <text:p text:style-name="P156">192.168.100.96</text:p>
          </table:table-cell>
          <table:table-cell table:style-name="TableCell157">
            <text:p text:style-name="P158">192.168.100.97</text:p>
          </table:table-cell>
          <table:table-cell table:style-name="TableCell159">
            <text:p text:style-name="P160">192.168.100.126</text:p>
          </table:table-cell>
          <table:table-cell table:style-name="TableCell161">
            <text:p text:style-name="P162">192.168.100.127</text:p>
          </table:table-cell>
        </table:table-row>
        <table:table-row table:style-name="TableRow163">
          <table:table-cell table:style-name="TableCell164">
            <text:p text:style-name="P165">4</text:p>
          </table:table-cell>
          <table:table-cell table:style-name="TableCell166">
            <text:p text:style-name="P167">192.168.100.128</text:p>
          </table:table-cell>
          <table:table-cell table:style-name="TableCell168">
            <text:p text:style-name="P169">192.168.100.129</text:p>
          </table:table-cell>
          <table:table-cell table:style-name="TableCell170">
            <text:p text:style-name="P171">192.168.100.158</text:p>
          </table:table-cell>
          <table:table-cell table:style-name="TableCell172">
            <text:p text:style-name="P173">192.168.100.159</text:p>
          </table:table-cell>
        </table:table-row>
        <table:table-row table:style-name="TableRow174">
          <table:table-cell table:style-name="TableCell175">
            <text:p text:style-name="P176">5</text:p>
          </table:table-cell>
          <table:table-cell table:style-name="TableCell177">
            <text:p text:style-name="P178">192.168.100.160</text:p>
          </table:table-cell>
          <table:table-cell table:style-name="TableCell179">
            <text:p text:style-name="P180">192.168.100.161</text:p>
          </table:table-cell>
          <table:table-cell table:style-name="TableCell181">
            <text:p text:style-name="P182">192.168.100.190</text:p>
          </table:table-cell>
          <table:table-cell table:style-name="TableCell183">
            <text:p text:style-name="P184">192.168.100.191</text:p>
          </table:table-cell>
        </table:table-row>
        <table:table-row table:style-name="TableRow185">
          <table:table-cell table:style-name="TableCell186">
            <text:p text:style-name="P187">6</text:p>
          </table:table-cell>
          <table:table-cell table:style-name="TableCell188">
            <text:p text:style-name="P189">192.168.100.192</text:p>
          </table:table-cell>
          <table:table-cell table:style-name="TableCell190">
            <text:p text:style-name="P191">192.168.100.193</text:p>
          </table:table-cell>
          <table:table-cell table:style-name="TableCell192">
            <text:p text:style-name="P193">192.168.100.222</text:p>
          </table:table-cell>
          <table:table-cell table:style-name="TableCell194">
            <text:p text:style-name="P195">192.168.100.223</text:p>
          </table:table-cell>
        </table:table-row>
        <table:table-row table:style-name="TableRow196">
          <table:table-cell table:style-name="TableCell197">
            <text:p text:style-name="P198">7</text:p>
          </table:table-cell>
          <table:table-cell table:style-name="TableCell199">
            <text:p text:style-name="P200">192.168.100.224</text:p>
          </table:table-cell>
          <table:table-cell table:style-name="TableCell201">
            <text:p text:style-name="P202">192.168.100.225</text:p>
          </table:table-cell>
          <table:table-cell table:style-name="TableCell203">
            <text:p text:style-name="P204">192.168.100.253</text:p>
          </table:table-cell>
          <table:table-cell table:style-name="TableCell205">
            <text:p text:style-name="P206">192.168.100.254</text:p>
          </table:table-cell>
        </table:table-row>
        <table:table-row table:style-name="TableRow207">
          <table:table-cell table:style-name="TableCell208">
            <text:p text:style-name="P209">8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9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10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</table:table>
      <text:h text:style-name="Titre2" text:outline-level="2">Attribuer les sous-réseaux aux interfaces dans le schéma du<text:s/>circuit</text:h>
      <text:list text:style-name="LFO10" text:continue-numbering="true">
        <text:list-item>
          <text:p text:style-name="P240">Recopier ici l'adresse du<text:s/><text:span text:style-name="T241">sous-réseau 0</text:span><text:s/>connecté à l'interface<text:s/><text:span text:style-name="T242">GigabitEthernet 0/0</text:span><text:s/>de<text:s/><text:span text:style-name="T243">R1</text:span><text:s/>:</text:p>
        </text:list-item>
      </text:list>
      <text:p text:style-name="P244">192.168.100.1</text:p>
      <text:list text:style-name="LFO10" text:continue-numbering="true">
        <text:list-item>
          <text:p text:style-name="P245">Recopier ici l'adresse du<text:s/><text:span text:style-name="T246">sous-réseau 1</text:span><text:s/>connecté à l'interface<text:s/><text:span text:style-name="T247">GigabitEthernet 0/1</text:span><text:s/>de<text:s/><text:span text:style-name="T248">R1</text:span><text:s/>:</text:p>
        </text:list-item>
      </text:list>
      <text:p text:style-name="P249">192.168.100.32</text:p>
      <text:list text:style-name="LFO10" text:continue-numbering="true">
        <text:list-item>
          <text:p text:style-name="P250">Recopier ici l'adresse du<text:s/><text:span text:style-name="T251">sous-réseau 2</text:span><text:s/>connecté à l'interface<text:s/><text:span text:style-name="T252">GigabitEthernet 0/0<text:s/></text:span>de<text:s/><text:span text:style-name="T253">R2</text:span><text:s/>:</text:p>
        </text:list-item>
      </text:list>
      <text:p text:style-name="P254">192.168.100.64</text:p>
      <text:list text:style-name="LFO10" text:continue-numbering="true">
        <text:list-item>
          <text:p text:style-name="P255">Recopier ici l'adresse du<text:s/><text:span text:style-name="T256">sous-réseau 3</text:span><text:s/>connecté à l'interface<text:s/><text:span text:style-name="T257">GigabitEthernet 0/1<text:s/></text:span>de<text:s/><text:span text:style-name="T258">R2</text:span><text:s/>:</text:p>
        </text:list-item>
      </text:list>
      <text:p text:style-name="P259">192.168.100.96</text:p>
      <text:list text:style-name="LFO10" text:continue-numbering="true">
        <text:list-item>
          <text:p text:style-name="P260">Recopier ici l'adresse du<text:s/><text:span text:style-name="T261">sous-réseau 4</text:span><text:s/>pour la liaison<text:s/><text:span text:style-name="T262">WAN entre R1<text:s/></text:span><text:span text:style-name="T263">et R2</text:span><text:s/>:</text:p>
        </text:list-item>
      </text:list>
      <text:p text:style-name="P264">192.168.100.128</text:p>
      <text:p text:style-name="P265"/>
      <text:h text:style-name="Titre2" text:outline-level="2"><text:span text:style-name="T266">Compléter<text:s/></text:span>la table d'adressage en suivant les instructions ci-dessous :</text:h>
      <text:list text:style-name="LFO11" text:continue-numbering="true">
        <text:list-item>
          <text:p text:style-name="P267">Attribuer les premières adresses IP utilisables à R1 pour les deux liaisons locales (Ethernet) et la liaison WAN (série).</text:p>
        </text:list-item>
        <text:list-item>
          <text:p text:style-name="P268">Attribuer les premières<text:s/>adresses IP utilisables à R2 pour les liaisons locales. Attribuer la dernière adresse IP utilisable à la liaison WAN.</text:p>
        </text:list-item>
        <text:list-item>
          <text:p text:style-name="P269">Attribuer la deuxième adresse IP utilisable aux commutateurs.</text:p>
        </text:list-item>
        <text:list-item>
          <text:p text:style-name="P270">Attribuer la dernière adresse IP utilisable aux hôtes.</text:p>
        </text:list-item>
      </text:list>
      <text:h text:style-name="Titre3" text:outline-level="3">Table d'adressage</text:h>
      <text:p text:style-name="P271"><text:span text:style-name="T272"><draw:custom-shape svg:x="6.47795in" svg:y="0.10433in" svg:width="0.01389in" svg:height="0.0125in" draw:z-index="251658240" draw:id="id0" draw:style-name="a0" draw:name="Forme1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P273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Appareil</text:p>
          </table:table-cell>
          <table:table-cell table:style-name="TableCell283">
            <text:p text:style-name="P284">Interface</text:p>
          </table:table-cell>
          <table:table-cell table:style-name="TableCell285">
            <text:p text:style-name="P286">Adresse IP</text:p>
          </table:table-cell>
          <table:table-cell table:style-name="TableCell287">
            <text:p text:style-name="P288">Masque de</text:p>
            <text:p text:style-name="P289">sous-réseau</text:p>
          </table:table-cell>
          <table:table-cell table:style-name="TableCell290">
            <text:p text:style-name="P291">Passerelle par</text:p>
            <text:p text:style-name="P292">défaut</text:p>
          </table:table-cell>
        </table:table-row>
        <table:table-row table:style-name="TableRow293">
          <table:table-cell table:style-name="TableCell294" table:number-rows-spanned="3">
            <text:p text:style-name="P295">R1</text:p>
          </table:table-cell>
          <table:table-cell table:style-name="TableCell296">
            <text:p text:style-name="P297">G0/0</text:p>
          </table:table-cell>
          <table:table-cell table:style-name="TableCell298">
            <text:p text:style-name="P299"><text:span text:style-name="T300">192.168.100.1</text:span></text:p>
          </table:table-cell>
          <table:table-cell table:style-name="TableCell301">
            <text:p text:style-name="P302">255.255.255.0</text:p>
          </table:table-cell>
          <table:table-cell table:style-name="TableCell303">
            <text:p text:style-name="P304"><text:span text:style-name="T305">192.168.100.31</text:span></text:p>
          </table:table-cell>
        </table:table-row>
        <table:table-row table:style-name="TableRow306">
          <table:covered-table-cell>
            <text:p text:style-name="Normal"/>
          </table:covered-table-cell>
          <table:table-cell table:style-name="TableCell307">
            <text:p text:style-name="P308">G0/1</text:p>
          </table:table-cell>
          <table:table-cell table:style-name="TableCell309">
            <text:p text:style-name="P310"><text:span text:style-name="T311">192.168.100.32</text:span></text:p>
          </table:table-cell>
          <table:table-cell table:style-name="TableCell312">
            <text:p text:style-name="P313">255.255.255.32</text:p>
          </table:table-cell>
          <table:table-cell table:style-name="TableCell314">
            <text:p text:style-name="P315"><text:span text:style-name="T316">192.168.100.63</text:span></text:p>
          </table:table-cell>
        </table:table-row>
        <table:table-row table:style-name="TableRow317">
          <table:covered-table-cell>
            <text:p text:style-name="Normal"/>
          </table:covered-table-cell>
          <table:table-cell table:style-name="TableCell318">
            <text:p text:style-name="P319">S0/0/0</text:p>
          </table:table-cell>
          <table:table-cell table:style-name="TableCell320">
            <text:p text:style-name="P321">192.168.100.128</text:p>
          </table:table-cell>
          <table:table-cell table:style-name="TableCell322">
            <text:p text:style-name="P323">255.255.255.128</text:p>
          </table:table-cell>
          <table:table-cell table:style-name="TableCell324">
            <text:p text:style-name="P325"><text:span text:style-name="T326">192.168.100.159</text:span></text:p>
          </table:table-cell>
        </table:table-row>
        <table:table-row table:style-name="TableRow327">
          <table:table-cell table:style-name="TableCell328" table:number-rows-spanned="3">
            <text:p text:style-name="P329">R2</text:p>
          </table:table-cell>
          <table:table-cell table:style-name="TableCell330">
            <text:p text:style-name="P331">G0/0</text:p>
          </table:table-cell>
          <table:table-cell table:style-name="TableCell332">
            <text:p text:style-name="P333">192.168.100.64</text:p>
          </table:table-cell>
          <table:table-cell table:style-name="TableCell334">
            <text:p text:style-name="P335">255.255.255.64</text:p>
          </table:table-cell>
          <table:table-cell table:style-name="TableCell336">
            <text:p text:style-name="P337"><text:span text:style-name="T338">192.168.100.95</text:span></text:p>
          </table:table-cell>
        </table:table-row>
        <table:table-row table:style-name="TableRow339">
          <table:covered-table-cell>
            <text:p text:style-name="Normal"/>
          </table:covered-table-cell>
          <table:table-cell table:style-name="TableCell340">
            <text:p text:style-name="P341">G0/1</text:p>
          </table:table-cell>
          <table:table-cell table:style-name="TableCell342">
            <text:p text:style-name="P343">192.168.100.128</text:p>
          </table:table-cell>
          <table:table-cell table:style-name="TableCell344">
            <text:p text:style-name="P345">255.255.255.96</text:p>
          </table:table-cell>
          <table:table-cell table:style-name="TableCell346">
            <text:p text:style-name="P347"><text:span text:style-name="T348">192.168.100.127</text:span></text:p>
          </table:table-cell>
        </table:table-row>
        <table:table-row table:style-name="TableRow349">
          <table:covered-table-cell>
            <text:p text:style-name="Normal"/>
          </table:covered-table-cell>
          <table:table-cell table:style-name="TableCell350">
            <text:p text:style-name="P351">S0/0/0</text:p>
          </table:table-cell>
          <table:table-cell table:style-name="TableCell352">
            <text:p text:style-name="P353">192.168.100.128</text:p>
          </table:table-cell>
          <table:table-cell table:style-name="TableCell354">
            <text:p text:style-name="P355">255.255.255.128</text:p>
          </table:table-cell>
          <table:table-cell table:style-name="TableCell356">
            <text:p text:style-name="P357"><text:span text:style-name="T358">192.168.100.159</text:span></text:p>
          </table:table-cell>
        </table:table-row>
        <table:table-row table:style-name="TableRow359">
          <table:table-cell table:style-name="TableCell360">
            <text:p text:style-name="P361">S1</text:p>
          </table:table-cell>
          <table:table-cell table:style-name="TableCell362">
            <text:p text:style-name="P363">VLAN 1</text:p>
          </table:table-cell>
          <table:table-cell table:style-name="TableCell364">
            <text:p text:style-name="P365"><text:span text:style-name="T366">192.168.100.3</text:span></text:p>
          </table:table-cell>
          <table:table-cell table:style-name="TableCell367">
            <text:p text:style-name="P368">255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S2</text:p>
          </table:table-cell>
          <table:table-cell table:style-name="TableCell374">
            <text:p text:style-name="P375">VLAN 1</text:p>
          </table:table-cell>
          <table:table-cell table:style-name="TableCell376">
            <text:p text:style-name="P377"><text:span text:style-name="T378">192.168.100.34</text:span>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S3</text:p>
          </table:table-cell>
          <table:table-cell table:style-name="TableCell386">
            <text:p text:style-name="P387">VLAN 1</text:p>
          </table:table-cell>
          <table:table-cell table:style-name="TableCell388">
            <text:p text:style-name="P389"><text:span text:style-name="T390">192.168.100.66</text:span>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S4</text:p>
          </table:table-cell>
          <table:table-cell table:style-name="TableCell398">
            <text:p text:style-name="P399">VLAN 1</text:p>
          </table:table-cell>
          <table:table-cell table:style-name="TableCell400">
            <text:p text:style-name="P401"><text:span text:style-name="T402">192.168.100.98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PC0</text:p>
          </table:table-cell>
          <table:table-cell table:style-name="TableCell410">
            <text:p text:style-name="P411">Carte réseau</text:p>
          </table:table-cell>
          <table:table-cell table:style-name="TableCell412">
            <text:p text:style-name="P413"><text:span text:style-name="T414">192.168.100.30</text:span></text:p>
          </table:table-cell>
          <table:table-cell table:style-name="TableCell415">
            <text:p text:style-name="P416">255.255.255.0</text:p>
          </table:table-cell>
          <table:table-cell table:style-name="TableCell417">
            <text:p text:style-name="P418"><text:span text:style-name="T419">192.168.100.31</text:span></text:p>
          </table:table-cell>
        </table:table-row>
        <table:table-row table:style-name="TableRow420">
          <table:table-cell table:style-name="TableCell421">
            <text:p text:style-name="P422">PC1</text:p>
          </table:table-cell>
          <table:table-cell table:style-name="TableCell423">
            <text:p text:style-name="P424">Carte réseau</text:p>
          </table:table-cell>
          <table:table-cell table:style-name="TableCell425">
            <text:p text:style-name="P426"><text:span text:style-name="T427">192.168.100.62</text:span></text:p>
          </table:table-cell>
          <table:table-cell table:style-name="TableCell428">
            <text:p text:style-name="P429">255.255.255.32</text:p>
          </table:table-cell>
          <table:table-cell table:style-name="TableCell430">
            <text:p text:style-name="P431"><text:span text:style-name="T432">192.168.100.63</text:span></text:p>
          </table:table-cell>
        </table:table-row>
        <table:table-row table:style-name="TableRow433">
          <table:table-cell table:style-name="TableCell434">
            <text:p text:style-name="P435">PC2</text:p>
          </table:table-cell>
          <table:table-cell table:style-name="TableCell436">
            <text:p text:style-name="P437">Carte réseau</text:p>
          </table:table-cell>
          <table:table-cell table:style-name="TableCell438">
            <text:p text:style-name="P439"><text:span text:style-name="T440">192.168.100.94</text:span></text:p>
          </table:table-cell>
          <table:table-cell table:style-name="TableCell441">
            <text:p text:style-name="P442">255.255.255.64</text:p>
          </table:table-cell>
          <table:table-cell table:style-name="TableCell443">
            <text:p text:style-name="P444"><text:span text:style-name="T445">192.168.100.95</text:span></text:p>
          </table:table-cell>
        </table:table-row>
        <table:table-row table:style-name="TableRow446">
          <table:table-cell table:style-name="TableCell447">
            <text:p text:style-name="P448">PC3</text:p>
          </table:table-cell>
          <table:table-cell table:style-name="TableCell449">
            <text:p text:style-name="P450">Carte réseau</text:p>
          </table:table-cell>
          <table:table-cell table:style-name="TableCell451">
            <text:p text:style-name="P452"><text:span text:style-name="T453">192.168.100.126</text:span></text:p>
          </table:table-cell>
          <table:table-cell table:style-name="TableCell454">
            <text:p text:style-name="P455">255.255.255.96</text:p>
          </table:table-cell>
          <table:table-cell table:style-name="TableCell456">
            <text:p text:style-name="P457"><text:span text:style-name="T458">192.168.100.127</text:span></text:p>
          </table:table-cell>
        </table:table-row>
      </table:table>
      <text:p text:style-name="P459"/>
      <text:soft-page-break/>
      <text:h text:style-name="P460" text:outline-level="1">Partie II : Simulation du système d’adressage</text:h>
      <text:p text:style-name="P461"/>
      <text:p text:style-name="Textbody">Reproduire les commandes saisies dans Packet Tracer :</text:p>
      <text:h text:style-name="P462" text:outline-level="2" text:restart-numbering="true" text:start-value="1">Configurer<text:s/>l'adressage IP sur les interfaces locales (GigabitEthernet) de R1</text:h>
      <text:p text:style-name="Textbody"><text:bookmark-start text:name="__DdeLink__7100_3752691057"/></text:p>
      <text:p text:style-name="Textbody">Commandes :</text:p>
      <text:p text:style-name="Textbody"/>
      <text:p text:style-name="Textbody"><text:bookmark-end text:name="__DdeLink__7100_3752691057"/></text:p>
      <text:h text:style-name="Titre2" text:outline-level="2">Configurer l'adressage IP sur S2, y compris la passerelle par défaut.</text:h>
      <text:p text:style-name="Textbody"><text:bookmark-start text:name="__DdeLink__7109_3752691057"/></text:p>
      <text:p text:style-name="Textbody">Commandes :</text:p>
      <text:p text:style-name="Textbody"><text:bookmark-end text:name="__DdeLink__7109_3752691057"/></text:p>
      <text:h text:style-name="Titre2" text:outline-level="2">Configurer l'adressage IP sur PC3, y compris la passerelle par défaut.</text:h>
      <text:p text:style-name="Textbody"/>
      <text:p text:style-name="Textbody">(capture<text:s/>d’écran de la fenêtre de configuration)</text:p>
      <text:p text:style-name="Textbody"/>
      <text:h text:style-name="Titre2" text:outline-level="2">Vérifier la connectivité</text:h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FreeSans" svg:font-family="FreeSans" style:font-family-generic="swiss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Noto Sans Mono CJK JP Regular" svg:font-family="Noto Sans Mono CJK JP Regular" style:font-family-generic="modern" style:font-pitch="fixed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fa" style:country-complex="IR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left="-0.3152in">
        <style:tab-stops/>
      </style:paragraph-properties>
      <style:text-properties fo:font-weight="bold" style:font-weight-asian="bold" style:font-weight-complex="bold" fo:text-shadow="0.0138in 0.0138in 0in #000000" fo:color="#FF420E" fo:hyphenate="false"/>
    </style:style>
    <style:style style:name="Titre2" style:display-name="Titre 2" style:family="paragraph" style:parent-style-name="Heading" style:next-style-name="Textbody" style:default-outline-level="2">
      <style:text-properties style:font-name="Liberation Sans" style:font-name-asian="Liberation Sans" style:font-name-complex="Liberation Sans"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Liberation Sans" style:font-name-asian="Liberation Sans" style:font-name-complex="Liberation Sans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border="0.0625in double #000000" style:border-line-width="0.0208in 0.0208in 0.0208in" fo:padding="0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Questioncorps" style:display-name="Question corps" style:family="paragraph" style:parent-style-name="Standard" style:next-style-name="Standard">
      <style:paragraph-properties fo:margin-bottom="0.1965in" fo:margin-left="0.3937in" fo:margin-right="0.3937in">
        <style:tab-stops/>
      </style:paragraph-properties>
      <style:text-properties style:font-name="Georgia" style:font-name-asian="Georgia" style:font-name-complex="Georgia" fo:font-style="italic" style:font-style-asian="italic" fo:hyphenate="false"/>
    </style:style>
    <style:style style:name="Question" style:display-name="Question" style:family="paragraph" style:parent-style-name="Textbodyindent" style:next-style-name="Textbody">
      <style:paragraph-properties fo:margin-top="0.118in" fo:margin-bottom="0.1965in" fo:margin-left="0in">
        <style:tab-stops/>
      </style:paragraph-properties>
      <style:text-properties style:font-name="FreeSans" style:font-name-asian="FreeSans" style:font-name-complex="FreeSans" fo:font-weight="bold" style:font-weight-asian="bold" fo:color="#004586" fo:font-size="13pt" style:font-size-asian="13pt" fo:hyphenate="false"/>
    </style:style>
    <style:style style:name="PreformattedText" style:display-name="Preformatted Text" style:family="paragraph" style:parent-style-name="Standard">
      <style:paragraph-properties fo:border="0.0069in solid #000000" fo:padding="0.0138in" style:shadow="none" fo:margin-left="0.3937in" fo:margin-right="0.3937in">
        <style:tab-stops/>
      </style:paragraph-properties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ext" style:display-name="Text" style:family="paragraph" style:parent-style-name="Légende"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oto Sans Mono CJK JP Regular" style:font-name-complex="Liberation Mono" fo:font-weight="bold" style:font-weight-asian="bold"/>
    </style:style>
    <style:style style:name="WW8Num3z0" style:display-name="WW8Num3z0" style:family="text">
      <style:text-properties style:font-name="Arial" style:font-name-asian="Arial" style:font-name-complex="Arial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Character_20_style" style:display-name="Character_20_style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Titre2" style:list-style-name="Outline" style:default-outline-level="2">
      <style:text-properties fo:hyphenate="false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)" style:num-format="1" text:start-value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2" style:display-name="WW8Num2">
      <text:list-level-style-number text:level="1" style:num-suffix="." style:num-format="a" style:num-letter-sync="true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6LVL1" style:family="text">
      <style:text-properties style:font-name="Arial" style:font-name-asian="Arial" style:font-name-complex="Arial"/>
    </style:style>
    <text:list-style style:name="WW8Num3" style:display-name="WW8Num3">
      <text:list-level-style-number text:level="1" text:style-name="WW_CharLFO6LVL1" style:num-suffix="." style:num-format="a" style:num-letter-sync="true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5" style:display-name="WW8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4" style:display-name="WW8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)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083in" fo:margin-left="0.7875in" fo:margin-bottom="0.708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576in"/>
      </style:header-style>
      <style:footer-style>
        <style:header-footer-properties style:dynamic-spacing="true" fo:min-height="0.1576in"/>
      </style:footer-style>
    </style:page-layout>
    <style:style style:name="P2" style:parent-style-name="En-tête" style:family="paragraph">
      <style:paragraph-properties>
        <style:tab-stops>
          <style:tab-stop style:type="center" style:position="3.3465in"/>
          <style:tab-stop style:type="right" style:position="7.0055in"/>
        </style:tab-stops>
      </style:paragraph-properties>
    </style:style>
    <style:style style:name="T3" style:parent-style-name="Policepardéfaut" style:family="text">
      <style:text-properties fo:font-size="8pt" style:font-size-asian="8pt" style:font-size-complex="8pt"/>
    </style:style>
    <style:style style:name="T4" style:parent-style-name="Policepardéfaut" style:family="text">
      <style:text-properties fo:font-variant="small-caps" fo:font-size="8pt" style:font-size-asian="8pt" style:font-size-complex="8pt"/>
    </style:style>
    <style:style style:name="T5" style:parent-style-name="Policepardéfaut" style:family="text">
      <style:text-properties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Policepardéfaut" style:family="text">
      <style:text-properties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R 2.04 : Systèmes et Réseaux Bas Niveau<text:tab/><text:tab/>2022-23</text:p>
      </style:header>
      <style:footer>
        <text:p text:style-name="Pieddepage"><text:span text:style-name="T3">IUT REIMS - CHALONS - CHARLEVILLE</text:span><text:tab/><text:span text:style-name="T4">G. ARGANINI</text:span><text:tab/><text:span text:style-name="T5"><text:page-number text:fixed="false">4</text:page-number></text:span><text:span text:style-name="T6">/</text:span><text:span text:style-name="T7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XEL COUDROT</meta:initial-creator>
    <dc:creator>AXEL COUDROT</dc:creator>
    <meta:creation-date>2023-02-14T10:14:00Z</meta:creation-date>
    <dc:date>2023-02-28T11:07:00Z</dc:date>
    <meta:template xlink:href="Normal" xlink:type="simple"/>
    <meta:editing-cycles>7</meta:editing-cycles>
    <meta:editing-duration>PT7740S</meta:editing-duration>
    <meta:user-defined meta:name="Info 1"/>
    <meta:user-defined meta:name="Info 2"/>
    <meta:user-defined meta:name="Info 3"/>
    <meta:user-defined meta:name="Info 4"/>
    <meta:document-statistic meta:page-count="4" meta:paragraph-count="8" meta:word-count="637" meta:character-count="4138" meta:row-count="29" meta:non-whitespace-character-count="3509"/>
  </office:meta>
</office:document-meta>
</file>